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fd67" officeooo:paragraph-rsid="0002fd67"/>
    </style:style>
    <style:style style:name="P2" style:family="paragraph" style:parent-style-name="Standard">
      <style:paragraph-properties fo:text-align="start" style:justify-single-word="false"/>
      <style:text-properties officeooo:rsid="0002fd67" officeooo:paragraph-rsid="0002fd6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3b031" officeooo:paragraph-rsid="0003b031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65e71" officeooo:paragraph-rsid="00065e71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03a0" officeooo:paragraph-rsid="000803a0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2fd67" officeooo:paragraph-rsid="0002fd67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3b031" officeooo:paragraph-rsid="0003b031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03b031" officeooo:paragraph-rsid="0003b031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09f636" officeooo:paragraph-rsid="0009f636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0af320" officeooo:paragraph-rsid="000af320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04bdc1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ce0b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04bdc1" style:font-style-asian="normal" style:font-style-complex="normal"/>
    </style:style>
    <style:style style:name="T8" style:family="text">
      <style:text-properties fo:font-style="normal" style:text-underline-style="none" officeooo:rsid="0005ac78" style:font-style-asian="normal" style:font-style-complex="normal"/>
    </style:style>
    <style:style style:name="T9" style:family="text">
      <style:text-properties fo:font-style="normal" style:text-underline-style="none" officeooo:rsid="000850b3" style:font-style-asian="normal" style:font-style-complex="normal"/>
    </style:style>
    <style:style style:name="T10" style:family="text">
      <style:text-properties fo:font-style="normal" style:text-underline-style="none" officeooo:rsid="000e5960" style:font-style-asian="normal" style:font-style-complex="normal"/>
    </style:style>
    <style:style style:name="T11" style:family="text">
      <style:text-properties fo:font-style="normal" officeooo:rsid="000ce0be" style:font-style-asian="normal" style:font-style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803a0" style:font-size-asian="14pt" style:font-size-complex="14pt"/>
    </style:style>
    <style:style style:name="T14" style:family="text">
      <style:text-properties fo:font-size="14pt" style:text-underline-style="none" style:font-size-asian="14pt" style:font-size-complex="14pt"/>
    </style:style>
    <style:style style:name="T15" style:family="text">
      <style:text-properties officeooo:rsid="000c4c9b"/>
    </style:style>
    <style:style style:name="T16" style:family="text">
      <style:text-properties officeooo:rsid="000ce0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udit Smart Contract : Crowdsale.sol</text:p>
      <text:p text:style-name="P1"/>
      <text:p text:style-name="P2"/>
      <text:p text:style-name="P3"><text:span text:style-name="T12">Fonction Crowdsale </text:span><text:span text:style-name="T13">(constructeur)</text:span><text:span text:style-name="T12">:</text:span><text:span text:style-name="T1"> </text:span></text:p>
      <text:p text:style-name="P5"><text:span text:style-name="T1">Dans l’initialisation de l’</text:span><text:span text:style-name="T2">owner </text:span><text:span text:style-name="T6"><text:s/>du contract, il faut remplacer l’utilisation de </text:span><text:span text:style-name="T2">tx.origin</text:span><text:span text:style-name="T6"> par </text:span><text:span text:style-name="T2">msg.sender. </text:span><text:span text:style-name="T9">Cela,</text:span><text:span text:style-name="T6"> afin que ce soit bien celui qui appelle le constructeur qui devienne le propriétaire du contrat.</text:span></text:p>
      <text:p text:style-name="P4"><text:span text:style-name="T1">Il faut également vérifier que l’adresse </text:span><text:span text:style-name="T2">escrow </text:span><text:span text:style-name="T6">passée en paramètre n’est pas </text:span><text:span text:style-name="T10">null</text:span><text:span text:style-name="T6">. </text:span></text:p>
      <text:p text:style-name="P7"/>
      <text:p text:style-name="P7"/>
      <text:p text:style-name="P3"><text:span text:style-name="T12">Fonction fallback</text:span><text:span text:style-name="T14">:</text:span><text:span text:style-name="T1"> </text:span></text:p>
      <text:p text:style-name="P3"><text:span text:style-name="T1">Comme cette fonction est utilisée ici pour recevoir des ethers, il faut rajouter le mot-clé </text:span><text:span text:style-name="T2">payable</text:span><text:span text:style-name="T6"> </text:span><text:span text:style-name="T7">et vérifier que les données reçues sont vides via un </text:span><text:span text:style-name="T3">require </text:span><text:span text:style-name="T7">afin de prévenir l’utilisateur </text:span><text:span text:style-name="T8">il appelle des fonctions qui n’existent pas dans le contrat. </text:span></text:p>
      <text:p text:style-name="P9">Il faudrait également s’assurer que le transfert d’ether vers le compte <text:span text:style-name="T4">escrow </text:span>a bien été effectué en vérifiant le booléen renvoyé par la fonction <text:span text:style-name="T4">send</text:span> ou en remplaçant cette dernière par une fonction <text:span text:style-name="T4">transfert</text:span>.</text:p>
      <text:p text:style-name="P8"/>
      <text:p text:style-name="P7"/>
      <text:p text:style-name="P7"/>
      <text:p text:style-name="P3"><text:span text:style-name="T12">Fonction withdrawPayments</text:span><text:span text:style-name="T14">:</text:span><text:span text:style-name="T1"> </text:span></text:p>
      <text:p text:style-name="P10">Cette fonction ne respecte pas le modèle <text:span text:style-name="T4">checks_effect_interactions</text:span> <text:span text:style-name="T15">en réalisant des changements d’états (ligne 32, 33) après avoir interagit avec un compte externe (ligne 30). On s’expose ainsi à un risque de réentrance permettant à l’attaquant d’appeler la fonction </text:span><text:span text:style-name="T5">send </text:span><text:span text:style-name="T16">indéfiniment sans que sa balance ne diminue. Il conviendrait donc de placer les changements d’états avant l’envoi d’ether. Il faut par ailleurs s’assurer <text:s/>que ce dernier a bien été effectué en remplaçant </text:span><text:span text:style-name="T5">send </text:span><text:span text:style-name="T16"><text:s/>par </text:span><text:span text:style-name="T5">require.</text:span></text:p>
      <text:p text:style-name="P10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23:26:10.225219606</meta:creation-date>
    <dc:date>2020-10-22T14:30:47.107025191</dc:date>
    <meta:editing-duration>PT3H22M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206" meta:character-count="1370" meta:non-whitespace-character-count="1165"/>
  </office:meta>
</office:document-meta>
</file>